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>
      <style:text-properties style:font-name="Arial1" fo:font-size="10pt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ject management</text:h>
      <text:p text:style-name="P1">A project is a collection of orders/contracts. The project is linked to a location or entity (e.g equipment). Projects is separated in orders/contracts that could be subject to bidding contest amongst vendors. Each order is linked to its parent project and to a vendor - and consists of a series of work-descriptions to perform and / or items to deliver. An order can be defined as simple as a brief description of simple tasks - or as a detailed complex tender document with a full blown deviation auditing system up per record in the contract.</text:p>
      <text:p text:style-name="P1">When calculating an order - one can either choose elements from the prizebook, or add custom entries.</text:p>
      <text:p text:style-name="P1">A typical order can be saved as a template for later re-use.</text:p>
      <text:p text:style-name="P1">Orders is sent by email to vendors - which in return sends the invoice (also on email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3:23:02</meta:creation-date>
    <dc:creator>Sigurd Nes</dc:creator>
    <dc:date>2007-03-06T13:27:16</dc:date>
    <dc:language>en-US</dc:language>
    <meta:editing-cycles>2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42" meta:character-count="810"/>
  </office:meta>
</office:document-meta>
</file>